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style:keep-together="true" fo:keep-together="auto"/>
    </style:style>
    <style:style style:name="Taulukko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9cm" style:rel-column-width="4066*"/>
    </style:style>
    <style:style style:name="Table1.B" style:family="table-column">
      <style:table-column-properties style:column-width="3.932cm" style:rel-column-width="17773*"/>
    </style:style>
    <style:style style:name="Table1.C" style:family="table-column">
      <style:table-column-properties style:column-width="1.863cm" style:rel-column-width="8420*"/>
    </style:style>
    <style:style style:name="Table1.D" style:family="table-column">
      <style:table-column-properties style:column-width="2.725cm" style:rel-column-width="12319*"/>
    </style:style>
    <style:style style:name="Table1.E" style:family="table-column">
      <style:table-column-properties style:column-width="2.662cm" style:rel-column-width="12032*"/>
    </style:style>
    <style:style style:name="Table1.F" style:family="table-column">
      <style:table-column-properties style:column-width="2.417cm" style:rel-column-width="10925*"/>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3" style:family="table">
      <style:table-properties style:width="12.007cm" table:align="right" style:writing-mode="lr-tb"/>
    </style:style>
    <style:style style:name="Table3.A" style:family="table-column">
      <style:table-column-properties style:column-width="8.391cm"/>
    </style:style>
    <style:style style:name="Table3.B" style:family="table-column">
      <style:table-column-properties style:column-width="3.616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100">
      <style:table-cell-properties fo:padding="0.097cm" fo:border-left="0.002cm solid #000000" fo:border-right="0.002cm solid #000000" fo:border-top="none" fo:border-bottom="0.002cm solid #000000"/>
    </style:style>
    <style:style style:name="Table2" style:family="table">
      <style:table-properties style:width="14.497cm" table:align="margins"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style>
    <style:style style:name="P7" style:family="paragraph" style:parent-style-name="Text_20_body">
      <style:paragraph-properties fo:margin-left="0cm" fo:margin-right="0cm" fo:text-indent="0cm" style:auto-text-indent="false" style:snap-to-layout-grid="false"/>
      <style:text-properties fo:language="fi" fo:country="FI"/>
    </style:style>
    <style:style style:name="P8"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9" style:family="paragraph" style:parent-style-name="Text_20_body">
      <style:paragraph-properties fo:margin-left="-0.076cm" fo:margin-right="0cm" fo:text-indent="0cm" style:auto-text-indent="false" style:snap-to-layout-grid="false"/>
      <style:text-properties fo:language="fi" fo:country="FI"/>
    </style:style>
    <style:style style:name="P10"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1"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2"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13" style:family="paragraph" style:parent-style-name="Table_20_Contents">
      <style:text-properties fo:font-size="10pt" style:font-size-asian="10pt" style:font-size-complex="10pt"/>
    </style:style>
    <style:style style:name="P14" style:family="paragraph" style:parent-style-name="Table_20_Contents">
      <style:paragraph-properties fo:text-align="start" style:justify-single-word="false"/>
      <style:text-properties fo:font-size="10pt" style:font-size-asian="10pt" style:font-size-complex="10pt"/>
    </style:style>
    <style:style style:name="P15" style:family="paragraph" style:parent-style-name="Table_20_Contents">
      <style:text-properties fo:font-size="10pt" fo:font-weight="bold" style:font-size-asian="10pt" style:font-weight-asian="bold" style:font-size-complex="10pt" style:font-weight-complex="bold"/>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6"/>
    <style:style style:name="P19" style:family="paragraph" style:parent-style-name="Text_20_body" style:list-style-name="L1">
      <style:paragraph-properties fo:margin-left="2.963cm" fo:margin-right="0cm" fo:text-indent="-0.635cm" style:auto-text-indent="false">
        <style:tab-stops/>
      </style:paragraph-properties>
    </style:style>
    <style:style style:name="P20" style:family="paragraph" style:parent-style-name="Text_20_body">
      <style:paragraph-properties fo:margin-left="0cm" fo:margin-right="0cm" fo:text-indent="0cm" style:auto-text-indent="false" style:snap-to-layout-grid="false"/>
      <style:text-properties fo:language="fi" fo:country="FI"/>
    </style:style>
    <style:style style:name="P21" style:family="paragraph" style:parent-style-name="Heading_20_1">
      <style:paragraph-properties fo:break-before="pag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start" style:justify-single-word="false"/>
      <style:text-properties fo:font-weight="bold" style:font-weight-asian="bold"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list-style-name="L4">
      <style:paragraph-properties fo:text-align="start" style:justify-single-word="false"/>
    </style:style>
    <style:style style:name="P26" style:family="paragraph" style:parent-style-name="Otsikko_20__28_numeroimaton_29_" style:master-page-name="First_20_Page">
      <style:paragraph-properties style:page-number="auto"/>
      <style:text-properties fo:language="fi" fo:country="FI"/>
    </style:style>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language-complex="ar" style:country-complex="SA"/>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156952" text:style-name="WW8StyleNum">
        <text:list-header>
          <text:p text:style-name="P26"/>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0203176"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4</text:p>
          <text:p text:style-name="Kansiots2"/>
        </text:list-header>
      </text:list>
      <text:p text:style-name="P2"/>
      <text:p text:style-name="P2"/>
      <text:p text:style-name="P2"/>
      <text:p text:style-name="P2"/>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7">TUT</text:p>
          </table:table-cell>
          <table:table-cell table:style-name="Taulukko1.A1" office:value-type="string">
            <text:p text:style-name="P7">Department of Computer Systems</text:p>
          </table:table-cell>
          <table:table-cell table:style-name="Taulukko1.C1" office:value-type="string">
            <text:p text:style-name="P7">TKT-2527 Project Work</text:p>
          </table:table-cell>
        </table:table-row>
        <table:table-row>
          <table:table-cell table:style-name="Taulukko1.A2" table:number-columns-spanned="3" office:value-type="string">
            <text:p text:style-name="P7">Author: Joni-Matti Määttä</text:p>
          </table:table-cell>
          <table:covered-table-cell/>
          <table:covered-table-cell/>
        </table:table-row>
        <table:table-row>
          <table:table-cell table:style-name="Taulukko1.A3" table:number-columns-spanned="3" office:value-type="string">
            <text:p text:style-name="P7">Joni-Matti Määttä, 202089, joni-matti.maatta@tut.fi</text:p>
          </table:table-cell>
          <table:covered-table-cell/>
          <table:covered-table-cell/>
        </table:table-row>
        <table:table-row>
          <table:table-cell table:style-name="Taulukko1.A4" table:number-columns-spanned="3" office:value-type="string">
            <text:p text:style-name="P7">Mikko Honkonen, 201780, mikko.honkonen@tut.fi</text:p>
          </table:table-cell>
          <table:covered-table-cell/>
          <table:covered-table-cell/>
        </table:table-row>
        <table:table-row>
          <table:table-cell table:style-name="Taulukko1.A4" table:number-columns-spanned="3" office:value-type="string">
            <text:p text:style-name="P7">Tommi Korhonen, 205567, tommi.korhonen@tut.fi</text:p>
          </table:table-cell>
          <table:covered-table-cell/>
          <table:covered-table-cell/>
        </table:table-row>
        <table:table-row>
          <table:table-cell table:style-name="Taulukko1.A6" table:number-columns-spanned="3" office:value-type="string">
            <text:p text:style-name="P7"/>
          </table:table-cell>
          <table:covered-table-cell/>
          <table:covered-table-cell/>
        </table:table-row>
        <table:table-row>
          <table:table-cell table:style-name="Taulukko1.A7" table:number-columns-spanned="2" office:value-type="string">
            <text:p text:style-name="P7">Document State: Work-in-progress</text:p>
          </table:table-cell>
          <table:covered-table-cell/>
          <table:table-cell table:style-name="Taulukko1.A2" office:value-type="string">
            <text:p text:style-name="P6"><text:span text:style-name="T1">Modified: </text:span><text:span text:style-name="T1"><text:modification-date style:data-style-name="N84">2012-10-23</text:modification-date></text:span></text:p>
          </table:table-cell>
        </table:table-row>
      </table:table>
      <text:list xml:id="list40209963"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row table:style-name="Taulukko2.1">
          <table:table-cell table:style-name="Taulukko2.A1" office:value-type="string">
            <text:p text:style-name="P9">Version</text:p>
          </table:table-cell>
          <table:table-cell table:style-name="Taulukko2.A1" office:value-type="string">
            <text:p text:style-name="P7">Date</text:p>
          </table:table-cell>
          <table:table-cell table:style-name="Taulukko2.A1" office:value-type="string">
            <text:p text:style-name="P7">Author(s)</text:p>
          </table:table-cell>
          <table:table-cell table:style-name="Taulukko2.A1" office:value-type="string">
            <text:p text:style-name="P7">Summary of Changes</text:p>
          </table:table-cell>
        </table:table-row>
        <table:table-row table:style-name="Taulukko2.1">
          <table:table-cell table:style-name="Taulukko2.A2" office:value-type="string">
            <text:p text:style-name="P9">0.1</text:p>
          </table:table-cell>
          <table:table-cell table:style-name="Taulukko2.B2" office:value-type="date" office:date-value="2012-10-14">
            <text:p text:style-name="P7">2012-10-14</text:p>
          </table:table-cell>
          <table:table-cell table:style-name="Taulukko2.A2" office:value-type="string">
            <text:p text:style-name="P7">J.-M. Määttä</text:p>
          </table:table-cell>
          <table:table-cell table:style-name="Taulukko2.A2" office:value-type="string">
            <text:p text:style-name="P8">Modified the document base and headers.</text:p>
          </table:table-cell>
        </table:table-row>
        <table:table-row table:style-name="Taulukko2.1">
          <table:table-cell table:style-name="Taulukko2.A2" office:value-type="string">
            <text:p text:style-name="P9">0.2</text:p>
          </table:table-cell>
          <table:table-cell table:style-name="Taulukko2.B2" office:value-type="date" office:date-value="2012-10-16">
            <text:p text:style-name="P7">2012-10-16</text:p>
          </table:table-cell>
          <table:table-cell table:style-name="Taulukko2.A2" office:value-type="string">
            <text:p text:style-name="P8">J.-M. Määttä, M. Honkonen, T. Korhonen</text:p>
          </table:table-cell>
          <table:table-cell table:style-name="Taulukko2.A2" office:value-type="string">
            <text:p text:style-name="P7">Added some content to all chapters.</text:p>
          </table:table-cell>
        </table:table-row>
        <table:table-row table:style-name="Taulukko2.1">
          <table:table-cell table:style-name="Taulukko2.A2" office:value-type="string">
            <text:p text:style-name="P9">0.3</text:p>
          </table:table-cell>
          <table:table-cell table:style-name="Taulukko2.B2" office:value-type="date" office:date-value="2012-10-23">
            <text:p text:style-name="P7">2012-10-23</text:p>
          </table:table-cell>
          <table:table-cell table:style-name="Taulukko2.A2" office:value-type="string">
            <text:p text:style-name="P7">M. Honkonen</text:p>
          </table:table-cell>
          <table:table-cell table:style-name="Taulukko2.A2" office:value-type="string">
            <text:p text:style-name="P7">Introduction and project objectives just about done.</text:p>
          </table:table-cell>
        </table:table-row>
        <table:table-row table:style-name="Taulukko2.1">
          <table:table-cell table:style-name="Taulukko2.A2" office:value-type="string">
            <text:p text:style-name="P9">0.4</text:p>
          </table:table-cell>
          <table:table-cell table:style-name="Taulukko2.B2" office:value-type="date" office:date-value="2012-10-23">
            <text:p text:style-name="P7">2012-10-23</text:p>
          </table:table-cell>
          <table:table-cell table:style-name="Taulukko2.A2" office:value-type="string">
            <text:p text:style-name="P7">J.-M. Määttä</text:p>
          </table:table-cell>
          <table:table-cell table:style-name="Taulukko2.A2" office:value-type="string">
            <text:p text:style-name="P7">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
      <text:list xml:id="list40203765" text:continue-numbering="true" text:style-name="WW8StyleNum">
        <text:list-header>
          <text:p text:style-name="Otsikko_20__28_numeroimaton_29_">Executive Summary</text:p>
        </text:list-header>
      </text:list>
      <text:p text:style-name="Text_20_body"/>
      <text:p text:style-name="Text_20_body">TODO: Write executive summary here.</text:p>
      <text:list xml:id="list40210919"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0">1. <text:s text:c="2"/>Introduction<text:tab/>6</text:p>
          <text:p text:style-name="P11">1.1 <text:s/>Target and Scope of the Document<text:tab/>6</text:p>
          <text:p text:style-name="P11">1.2 <text:s text:c="2"/>Structure of the Document<text:tab/>6</text:p>
          <text:p text:style-name="P10">2. <text:s text:c="2"/>Project Background Description<text:tab/>7</text:p>
          <text:p text:style-name="P11">2.1 <text:s text:c="2"/>Purpose of the Project<text:tab/>7</text:p>
          <text:p text:style-name="P11">2.2 <text:s text:c="2"/>Technological Background<text:tab/>7</text:p>
          <text:p text:style-name="P10">3. <text:s text:c="2"/>Project Organization<text:tab/>8</text:p>
          <text:p text:style-name="P11">3.1 <text:s text:c="2"/>Project Members<text:tab/>8</text:p>
          <text:p text:style-name="P11">3.2 <text:s text:c="2"/>Client<text:tab/>8</text:p>
          <text:p text:style-name="P11">3.3 <text:s text:c="2"/>Other Interest Groups<text:tab/>8</text:p>
          <text:p text:style-name="P10">4. <text:s text:c="2"/>Project Objectives<text:tab/>9</text:p>
          <text:p text:style-name="P11">4.1 <text:s text:c="2"/>Definition of Objectives<text:tab/>9</text:p>
          <text:p text:style-name="P12">4.1.1 <text:s text:c="2"/>The Objectives of Different Interest Groups<text:tab/>9</text:p>
          <text:p text:style-name="P12">4.1.2 <text:s text:c="2"/>Technical Objectives<text:tab/>9</text:p>
          <text:p text:style-name="P12">4.1.3 <text:s text:c="2"/>Properties of the Objectives<text:tab/>9</text:p>
          <text:p text:style-name="P11">4.2 <text:s text:c="2"/>Deliverables<text:tab/>9</text:p>
          <text:p text:style-name="P12">4.2.1 <text:s text:c="2"/>Reports and Documentation<text:tab/>9</text:p>
          <text:p text:style-name="P12">4.2.2 <text:s text:c="2"/>Developed Software<text:tab/>9</text:p>
          <text:p text:style-name="P12">4.2.3 <text:s text:c="2"/>Presentations<text:tab/>9</text:p>
          <text:p text:style-name="P11">4.3 <text:s text:c="2"/>Projektin tavoitteet<text:tab/>9</text:p>
          <text:p text:style-name="P11">4.4 <text:s text:c="2"/>Projektin keskeyttämiskriteerit<text:tab/>9</text:p>
          <text:p text:style-name="P11">4.5 <text:s text:c="2"/>Projektin päättämiskriteerit<text:tab/>9</text:p>
          <text:p text:style-name="P10">5. <text:s text:c="2"/>Project Resources<text:tab/>10</text:p>
          <text:p text:style-name="P11">5.1 <text:s text:c="2"/>Tools and Environment<text:tab/>10</text:p>
          <text:p text:style-name="P10">6. <text:s text:c="2"/>Implementation<text:tab/>11</text:p>
          <text:p text:style-name="P11">6.1 <text:s text:c="2"/>Task Definitions<text:tab/>11</text:p>
          <text:p text:style-name="P12">6.1.1 <text:s text:c="2"/>Task 1<text:tab/>11</text:p>
          <text:p text:style-name="P12">6.1.2 <text:s text:c="2"/>Task 2<text:tab/>11</text:p>
          <text:p text:style-name="P12">6.1.3 <text:s text:c="2"/>Etc.<text:tab/>11</text:p>
          <text:p text:style-name="P11">6.2 <text:s text:c="2"/>Resource Allocations to Tasks<text:tab/>11</text:p>
          <text:p text:style-name="P11">6.3 <text:s text:c="2"/>Schedule for Each Task<text:tab/>11</text:p>
          <text:p text:style-name="P10"><text:soft-page-break/>7. <text:s text:c="2"/>Budget<text:tab/>12</text:p>
          <text:p text:style-name="P11">7.1 <text:s text:c="2"/>Cost Allocation<text:tab/>12</text:p>
          <text:p text:style-name="P11">7.2 <text:s text:c="2"/>Funding<text:tab/>12</text:p>
          <text:p text:style-name="P10">8. <text:s text:c="2"/>Project Management<text:tab/>13</text:p>
          <text:p text:style-name="P11">8.1 <text:s text:c="2"/>Project Management Overview<text:tab/>13</text:p>
          <text:p text:style-name="P11">8.2 <text:s text:c="2"/>Project Group Meeting Plan<text:tab/>13</text:p>
          <text:p text:style-name="P11">8.3 <text:s text:c="2"/>Meeting Plan with the Client<text:tab/>13</text:p>
          <text:p text:style-name="P11">8.4 <text:s text:c="2"/>Risks Analysis<text:tab/>13</text:p>
          <text:p text:style-name="P11">8.5 <text:s text:c="2"/>Acceptance of Results<text:tab/>13</text:p>
          <text:p text:style-name="P12">8.5.1 <text:s text:c="2"/>When Will the Project End<text:tab/>13</text:p>
          <text:p text:style-name="P12">8.5.2 <text:s text:c="2"/>Wo Will Accept the Results<text:tab/>13</text:p>
          <text:p text:style-name="P12">8.5.3 <text:s text:c="2"/>Acceptance of Changes in Project Objectives<text:tab/>13</text:p>
          <text:p text:style-name="P12">8.5.4 <text:s text:c="2"/>Acceptance of Changes in the Project Group<text:tab/>13</text:p>
          <text:p text:style-name="P12">8.5.5 <text:s text:c="2"/>Expected Credit Units<text:tab/>13</text:p>
          <text:p text:style-name="P10">9. <text:s text:c="2"/>References<text:tab/>14</text:p>
          <text:p text:style-name="P10">10. <text:s text:c="2"/>Appendices<text:tab/>15</text:p>
          <text:p text:style-name="P11">10.1 <text:s text:c="2"/>Minutes of the Meetings with the Client<text:tab/>15</text:p>
          <text:p text:style-name="P11">10.2 <text:s text:c="2"/>Minutes of the Internal Meetings of the Project Group<text:tab/>15</text:p>
          <text:p text:style-name="P11">10.3 <text:s text:c="2"/>Functional and Technical Specifications, if Relevant<text:tab/>15</text:p>
          <text:p text:style-name="P11">10.4 <text:s text:c="2"/>Other<text:tab/>15</text:p>
        </text:index-body>
      </text:table-of-content>
      <text:p text:style-name="P3"/>
      <text:p text:style-name="P2"/>
      <text:p text:style-name="Text_20_body"><text:tab/></text:p>
      <text:h text:style-name="P21" text:outline-level="1" text:restart-numbering="true" text:start-value="1"><text:s/><text:tab/>Introduction</text:h>
      <text:p text:style-name="Sisennetty_20_teksti"/>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p text:style-name="Text_20_body"/>
      <text:list xml:id="list40157419" text:style-name="L1">
        <text:list-item>
          <text:p text:style-name="P19">Introduction. This chapter, acts as an introduction to the document.</text:p>
        </text:list-item>
        <text:list-item>
          <text:p text:style-name="P19">Project background description. Describes the purpose of the project and its technical background.</text:p>
        </text:list-item>
        <text:list-item>
          <text:p text:style-name="P19">Project organization. Information about the project team, client and other interest groups of the project.</text:p>
        </text:list-item>
        <text:list-item>
          <text:p text:style-name="P19">Project objectives. Describes the various objectives that are to be achieved during the project.</text:p>
        </text:list-item>
        <text:list-item>
          <text:p text:style-name="P19">Project resources. The tools and environments used during the project, as well as any other resources needed for the project.</text:p>
        </text:list-item>
        <text:list-item>
          <text:p text:style-name="P19">Implementation. Here the project is divided into tasks, the tasks are scheduled and they are assigned to the project team members.</text:p>
        </text:list-item>
        <text:list-item>
          <text:p text:style-name="P19">Budget. The project budget is described in this chapter.</text:p>
        </text:list-item>
        <text:list-item>
          <text:p text:style-name="P19">Project management. Description about how the project is managed and controlled.</text:p>
        </text:list-item>
        <text:list-item>
          <text:p text:style-name="P19">References.</text:p>
        </text:list-item>
        <text:list-item>
          <text:p text:style-name="P19">Appendices.</text:p>
        </text:list-item>
      </text:list>
      <text:h text:style-name="Heading_20_1" text:outline-level="1"><text:s/><text:tab/>Project Background Description</text:h>
      <text:p text:style-name="Sisennetty_20_teksti"/>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
      <text:p text:style-name="Text_20_body">Kactus2 is an IP-XACT-based EDA tool which aims for easier product management and development.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Windows and Linux distributions are actively kept up to date. The project is hosted in SourceForge.</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Text_20_body"/>
      <text:p text:style-name="P4">Joni-Matti Määttä</text:p>
      <text:p text:style-name="Text_20_body"><text:a xlink:type="simple" xlink:href="mailto:joni-matti.maatta@tut.fi">joni-matti.maatta@tut.fi</text:a></text:p>
      <text:p text:style-name="Text_20_body"/>
      <text:p text:style-name="Text_20_body">Joni-Matti is the project managaer and SW architect in the project.</text:p>
      <text:p text:style-name="Text_20_body"/>
      <text:p text:style-name="P4">Mikko Honkonen</text:p>
      <text:p text:style-name="Text_20_body"><text:a xlink:type="simple" xlink:href="mailto:mikko.honkonen@tut.fi">mikko.honkonen@tut.fi</text:a></text:p>
      <text:p text:style-name="Text_20_body"/>
      <text:p text:style-name="Text_20_body">Mikko is the test lead in the project. He is also responsible of major development tasks in the project.</text:p>
      <text:p text:style-name="Text_20_body"/>
      <text:p text:style-name="P4">Tommi Korhonen</text:p>
      <text:p text:style-name="Text_20_body"><text:a xlink:type="simple" xlink:href="mailto:tommi.korhonen@tut.fi">tommi.korhonen@tut.fi</text:a></text:p>
      <text:p text:style-name="Text_20_body"/>
      <text:p text:style-name="Text_20_body">Tommi is the UI specialist in the project. He also does software development in the project.</text:p>
      <text:p text:style-name="Text_20_body"/>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p text:style-name="Text_20_body"/>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40157424" text:style-name="L2">
        <text:list-item>
          <text:p text:style-name="P16">To finish a whole software development project in schedule (required)</text:p>
        </text:list-item>
        <text:list-item>
          <text:p text:style-name="P16">To have a working product integrated into Kactus2 (requested)</text:p>
        </text:list-item>
        <text:list-item>
          <text:p text:style-name="P16">Learn about project management and scheduling (requested)</text:p>
        </text:list-item>
      </text:list>
      <text:p text:style-name="Text_20_body"/>
      <text:p text:style-name="Text_20_body">The objectives of the client are:</text:p>
      <text:list xml:id="list40161494" text:style-name="L3">
        <text:list-item>
          <text:p text:style-name="P17">TODO:</text:p>
        </text:list-item>
      </text:list>
      <text:p text:style-name="P5"/>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x.x summarises all project deliverables.</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ID</text:p>
          </table:table-cell>
          <table:table-cell table:style-name="Table1.A1" office:value-type="string">
            <text:p text:style-name="P15">Deliverable Name</text:p>
          </table:table-cell>
          <table:table-cell table:style-name="Table1.A1" office:value-type="string">
            <text:p text:style-name="P15">Type</text:p>
          </table:table-cell>
          <table:table-cell table:style-name="Table1.A1" office:value-type="string">
            <text:p text:style-name="P15">Delivery Week</text:p>
          </table:table-cell>
          <table:table-cell table:style-name="Table1.A1" office:value-type="string">
            <text:p text:style-name="P15">Recipients</text:p>
          </table:table-cell>
          <table:table-cell table:style-name="Table1.F1" office:value-type="string">
            <text:p text:style-name="P15">Notes</text:p>
          </table:table-cell>
        </table:table-row>
        <table:table-row>
          <table:table-cell table:style-name="Table1.A2" office:value-type="string">
            <text:p text:style-name="P13">D1</text:p>
          </table:table-cell>
          <table:table-cell table:style-name="Table1.A2" office:value-type="string">
            <text:p text:style-name="P13">Functional specification</text:p>
          </table:table-cell>
          <table:table-cell table:style-name="Table1.A2" office:value-type="string">
            <text:p text:style-name="P13">Document</text:p>
          </table:table-cell>
          <table:table-cell table:style-name="Table1.A2" office:value-type="string">
            <text:p text:style-name="P13">2012 Wk XX</text:p>
          </table:table-cell>
          <table:table-cell table:style-name="Table1.A2" office:value-type="string">
            <text:p text:style-name="P13">Client, assistant</text:p>
          </table:table-cell>
          <table:table-cell table:style-name="Table1.F2" office:value-type="string">
            <text:p text:style-name="P13">-</text:p>
          </table:table-cell>
        </table:table-row>
        <table:table-row>
          <table:table-cell table:style-name="Table1.A2" office:value-type="string">
            <text:p text:style-name="P13">D2</text:p>
          </table:table-cell>
          <table:table-cell table:style-name="Table1.A2" office:value-type="string">
            <text:p text:style-name="P13">Technical specification</text:p>
          </table:table-cell>
          <table:table-cell table:style-name="Table1.A2" office:value-type="string">
            <text:p text:style-name="P13">Document</text:p>
          </table:table-cell>
          <table:table-cell table:style-name="Table1.A2" office:value-type="string">
            <text:p text:style-name="P13">2012 Wk XX</text:p>
          </table:table-cell>
          <table:table-cell table:style-name="Table1.A2" office:value-type="string">
            <text:p text:style-name="P13">Client, assistant</text:p>
          </table:table-cell>
          <table:table-cell table:style-name="Table1.F2" office:value-type="string">
            <text:p text:style-name="P13">-</text:p>
          </table:table-cell>
        </table:table-row>
        <table:table-row>
          <table:table-cell table:style-name="Table1.A2" office:value-type="string">
            <text:p text:style-name="P13">C1</text:p>
          </table:table-cell>
          <table:table-cell table:style-name="Table1.A2" office:value-type="string">
            <text:p text:style-name="P14">Qt implementation of the tool</text:p>
          </table:table-cell>
          <table:table-cell table:style-name="Table1.A2" office:value-type="string">
            <text:p text:style-name="P13">Codes</text:p>
          </table:table-cell>
          <table:table-cell table:style-name="Table1.A2" office:value-type="string">
            <text:p text:style-name="P13">2013 Wk XX</text:p>
          </table:table-cell>
          <table:table-cell table:style-name="Table1.A2" office:value-type="string">
            <text:p text:style-name="P13">Client</text:p>
          </table:table-cell>
          <table:table-cell table:style-name="Table1.F2" office:value-type="string">
            <text:p text:style-name="P13">-</text:p>
          </table:table-cell>
        </table:table-row>
        <table:table-row>
          <table:table-cell table:style-name="Table1.A2" office:value-type="string">
            <text:p text:style-name="P13">FR</text:p>
          </table:table-cell>
          <table:table-cell table:style-name="Table1.A2" office:value-type="string">
            <text:p text:style-name="P13">Final report</text:p>
          </table:table-cell>
          <table:table-cell table:style-name="Table1.A2" office:value-type="string">
            <text:p text:style-name="P13">Document</text:p>
          </table:table-cell>
          <table:table-cell table:style-name="Table1.A2" office:value-type="string">
            <text:p text:style-name="P13">2013 Wk XX</text:p>
          </table:table-cell>
          <table:table-cell table:style-name="Table1.A2" office:value-type="string">
            <text:p text:style-name="P13">Client, assistant</text:p>
          </table:table-cell>
          <table:table-cell table:style-name="Table1.F2" office:value-type="string">
            <text:p text:style-name="P13">-</text:p>
          </table:table-cell>
        </table:table-row>
        <table:table-row>
          <table:table-cell table:style-name="Table1.A2" office:value-type="string">
            <text:p text:style-name="P13">M1</text:p>
            <text:p text:style-name="P13">M2</text:p>
            <text:p text:style-name="P13">M3</text:p>
          </table:table-cell>
          <table:table-cell table:style-name="Table1.A2" office:value-type="string">
            <text:p text:style-name="P13">Monthly status reports 2012 (Oct, Nov, Dec)</text:p>
          </table:table-cell>
          <table:table-cell table:style-name="Table1.A2" office:value-type="string">
            <text:p text:style-name="P13">Document</text:p>
          </table:table-cell>
          <table:table-cell table:style-name="Table1.A2" office:value-type="string">
            <text:p text:style-name="P13">2012 Wk 45</text:p>
            <text:p text:style-name="P13">2012 Wk 49</text:p>
            <text:p text:style-name="P13">2013 Wk 2</text:p>
          </table:table-cell>
          <table:table-cell table:style-name="Table1.A2" office:value-type="string">
            <text:p text:style-name="P13">Assistant</text:p>
          </table:table-cell>
          <table:table-cell table:style-name="Table1.F2" office:value-type="string">
            <text:p text:style-name="P13">-</text:p>
          </table:table-cell>
        </table:table-row>
        <table:table-row>
          <table:table-cell table:style-name="Table1.A2" office:value-type="string">
            <text:p text:style-name="P13">M4</text:p>
            <text:p text:style-name="P13">M5</text:p>
            <text:p text:style-name="P13">M6</text:p>
          </table:table-cell>
          <table:table-cell table:style-name="Table1.A2" office:value-type="string">
            <text:p text:style-name="P13">Monthly status reports 2013 (Jan, Feb, Mar)</text:p>
          </table:table-cell>
          <table:table-cell table:style-name="Table1.A2" office:value-type="string">
            <text:p text:style-name="P13"/>
          </table:table-cell>
          <table:table-cell table:style-name="Table1.A2" office:value-type="string">
            <text:p text:style-name="P13">2013 Wk 6</text:p>
            <text:p text:style-name="P13">2013 Wk 10</text:p>
            <text:p text:style-name="P13">2013 Wk 14</text:p>
          </table:table-cell>
          <table:table-cell table:style-name="Table1.A2" office:value-type="string">
            <text:p text:style-name="P13">Assistant</text:p>
          </table:table-cell>
          <table:table-cell table:style-name="Table1.F2" office:value-type="string">
            <text:p text:style-name="P13">-</text:p>
          </table:table-cell>
        </table:table-row>
        <table:table-row>
          <table:table-cell table:style-name="Table1.A2" office:value-type="string">
            <text:p text:style-name="P13">P1</text:p>
          </table:table-cell>
          <table:table-cell table:style-name="Table1.A2" office:value-type="string">
            <text:p text:style-name="P13">Project plan presentation</text:p>
          </table:table-cell>
          <table:table-cell table:style-name="Table1.A2" office:value-type="string">
            <text:p text:style-name="P13">Present.</text:p>
          </table:table-cell>
          <table:table-cell table:style-name="Table1.A2" office:value-type="string">
            <text:p text:style-name="P13">2012 Wk XX </text:p>
          </table:table-cell>
          <table:table-cell table:style-name="Table1.A2" office:value-type="string">
            <text:p text:style-name="P13">Seminar</text:p>
          </table:table-cell>
          <table:table-cell table:style-name="Table1.F2" office:value-type="string">
            <text:p text:style-name="P13">-</text:p>
          </table:table-cell>
        </table:table-row>
        <table:table-row>
          <table:table-cell table:style-name="Table1.A2" office:value-type="string">
            <text:p text:style-name="P13">P2</text:p>
          </table:table-cell>
          <table:table-cell table:style-name="Table1.A2" office:value-type="string">
            <text:p text:style-name="P14">Final report presentation and live demonstration</text:p>
          </table:table-cell>
          <table:table-cell table:style-name="Table1.A2" office:value-type="string">
            <text:p text:style-name="P14">Present. + Demo</text:p>
          </table:table-cell>
          <table:table-cell table:style-name="Table1.A2" office:value-type="string">
            <text:p text:style-name="P13">2013 Wk XX</text:p>
          </table:table-cell>
          <table:table-cell table:style-name="Table1.A2" office:value-type="string">
            <text:p text:style-name="P13">Seminar</text:p>
          </table:table-cell>
          <table:table-cell table:style-name="Table1.F2" office:value-type="string">
            <text:p text:style-name="P13">-</text:p>
          </table:table-cell>
        </table:table-row>
      </table:table>
      <text:p text:style-name="P5"/>
      <text:h text:style-name="Heading_20_3" text:outline-level="3"><text:soft-page-break/><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x.x.</text:p>
      <text:p text:style-name="Text_20_body"/>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x.x.</text:p>
      <text:p text:style-name="Text_20_body"/>
      <text:h text:style-name="Heading_20_4" text:outline-level="4"><text:s/><text:tab/>Final Report (FR)</text:h>
      <text:p text:style-name="Text_20_body">The final report summaris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x.x.</text:p>
      <text:p text:style-name="Text_20_body"/>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will be delivered via email to the course staff at the dates specified in table x.x.</text:p>
      <text:p text:style-name="Text_20_body"/>
      <text:h text:style-name="Heading_20_3" text:outline-level="3"><text:s/><text:tab/><text:span text:style-name="T2">Qt implementation of the tool </text:span><text:span text:style-name="T2">(C1)</text:span></text:h>
      <text:p text:style-name="Text_20_body">The Qt implementation of the tool is the most important project deliverable, providing the software developed during the project. It will be delivered to the client at the end of the project.</text:p>
      <text:p text:style-name="Text_20_body"/>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xt:soft-page-break/>tended to provide other students attending the course with a clear view of the starting point of the project.</text:p>
      <text:p text:style-name="Text_20_body"/>
      <text:h text:style-name="Heading_20_4" text:outline-level="4"><text:s/><text:tab/>Final Report Presentation and Live Demonstration (P2)</text:h>
      <text:p text:style-name="Text_20_body">The final presentation will be presented in a seminar at the end of the project. It summarises the information of the final report, as well as provides a chance to demonstrate the final system implementation.</text:p>
      <text:p text:style-name="Sisennetty_20_teksti"/>
      <text:h text:style-name="Heading_20_1" text:outline-level="1"><text:s/><text:tab/>Project Resources</text:h>
      <text:p text:style-name="Sisennetty_20_teksti"/>
      <text:h text:style-name="Heading_20_2" text:outline-level="2"><text:s/><text:tab/>Tools and Environment</text:h>
      <text:p text:style-name="Text_20_body">Table X.X lists all tools and libraries used in the project.</text:p>
      <text:p text:style-name="Text_20_body"/>
      <table:table table:name="Table3" table:style-name="Table3">
        <table:table-column table:style-name="Table3.A"/>
        <table:table-column table:style-name="Table3.B"/>
        <table:table-row>
          <table:table-cell table:style-name="Table3.A1" office:value-type="string">
            <text:p text:style-name="P22">Software</text:p>
          </table:table-cell>
          <table:table-cell table:style-name="Table3.B1" office:value-type="string">
            <text:p text:style-name="P22">Vers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Microsoft Visual Studio</text:p>
          </table:table-cell>
          <table:table-cell table:style-name="Table3.B2" office:value-type="float" office:value="0">
            <text:p text:style-name="P24">2008 Express / Standard Edition</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text:p>
          </table:table-cell>
        </table:table-row>
      </table:table>
      <text:p text:style-name="Text_20_body"/>
      <text:p text:style-name="Text_20_body">The source code is hosted in Source Forge. Redmine is used as the primary project management environment, hosted at www.hostedredmine.com.</text:p>
      <text:p text:style-name="Sisennetty_20_teksti"/>
      <text:p text:style-name="Text_20_body">Joni-Matti is the tool correspondent for all used tools and the used environment. If, during the project, any needs for other software or new versions appears, the usage has to be approved by the tool correspondent.</text:p>
      <text:h text:style-name="Heading_20_1" text:outline-level="1"><text:s/><text:tab/>Implementation</text:h>
      <text:p text:style-name="Sisennetty_20_teksti">Tommi</text:p>
      <text:h text:style-name="Heading_20_2" text:outline-level="2"><text:s/><text:tab/>Task Definitions</text:h>
      <text:h text:style-name="Heading_20_3" text:outline-level="3"><text:s/><text:tab/>Task 1</text:h>
      <text:h text:style-name="Heading_20_3" text:outline-level="3"><text:s/><text:tab/>Task 2</text:h>
      <text:h text:style-name="Heading_20_3" text:outline-level="3"><text:s/><text:tab/>Etc.</text:h>
      <text:h text:style-name="Heading_20_2" text:outline-level="2"><text:s/><text:tab/>Resource Allocations to Tasks</text:h>
      <text:h text:style-name="Heading_20_2" text:outline-level="2"><text:s/><text:tab/>Schedule for Each Task</text:h>
      <text:p text:style-name="Sisennetty_20_teksti"/>
      <text:h text:style-name="Heading_20_1" text:outline-level="1"><text:s/><text:tab/>Budget</text:h>
      <text:p text:style-name="Sisennetty_20_teksti">Tommi</text:p>
      <text:h text:style-name="Heading_20_2" text:outline-level="2"><text:s/><text:tab/>Cost Allocation</text:h>
      <text:h text:style-name="Heading_20_2" text:outline-level="2"><text:s/><text:tab/>Funding</text:h>
      <text:p text:style-name="Sisennetty_20_teksti"/>
      <text:h text:style-name="Heading_20_1" text:outline-level="1"><text:s/><text:tab/>Project Management</text:h>
      <text:p text:style-name="Sisennetty_20_teksti"/>
      <text:h text:style-name="Heading_20_2" text:outline-level="2"><text:s/><text:tab/> <text:tab/>Project Management Overview</text:h>
      <text:p text:style-name="Text_20_body">The project management in this project consists of regular internal meetings, meetings with the client and the use of Redmine project management environment.</text:p>
      <text:h text:style-name="Heading_20_2" text:outline-level="2"><text:s/><text:tab/>Project Group Meeting Plan</text:h>
      <text:p text:style-name="Text_20_body">The project group meetings are held weekly. The meetings are scheduled primarily for either Tuesday or Wednesday at 12:30 pm. However, the final times are agreed on a week-by-week basis. The meeting location is the main lobby of Tietotalo.</text:p>
      <text:h text:style-name="Heading_20_2" text:outline-level="2"><text:s/><text:tab/>Meeting <text:span text:style-name="T3">Plan</text:span> with the Client</text:h>
      <text:p text:style-name="Text_20_body">The meetings with the client are held on an as-needed basis but at least once in every two weeks. The client is consulted more often while making functional and technical specification.</text:p>
      <text:h text:style-name="Heading_20_2" text:outline-level="2"><text:s/><text:tab/>Risks Analysis</text:h>
      <text:p text:style-name="Text_20_body">The SWOT analysis of the risks is illustrated below:</text:p>
      <text:p text:style-name="Text_20_body"/>
      <table:table table:name="Table2" table:style-name="Table2">
        <table:table-column table:style-name="Table2.A"/>
        <table:table-column table:style-name="Table2.B"/>
        <table:table-row>
          <table:table-cell table:style-name="Table2.A1" office:value-type="string">
            <text:p text:style-name="P23">Strengths</text:p>
            <text:list xml:id="list40169012" text:style-name="L4">
              <text:list-item>
                <text:p text:style-name="P25">Joni-Matti is a part of the original Kactus2 team</text:p>
              </text:list-item>
              <text:list-item>
                <text:p text:style-name="P25">Joni-Matti has experience in other projects and project management</text:p>
              </text:list-item>
              <text:list-item>
                <text:p text:style-name="P25">All members have experience in C++</text:p>
              </text:list-item>
              <text:list-item>
                <text:p text:style-name="P25">The project topic is quite simple and does not require too much special skills</text:p>
              </text:list-item>
            </text:list>
          </table:table-cell>
          <table:table-cell table:style-name="Table2.B1" office:value-type="string">
            <text:p text:style-name="P23">Weaknesses</text:p>
            <text:list xml:id="list40212652" text:continue-numbering="true" text:style-name="L4">
              <text:list-item>
                <text:p text:style-name="P25">Two members of the project group have only basic experience in Qt</text:p>
              </text:list-item>
            </text:list>
          </table:table-cell>
        </table:table-row>
        <table:table-row>
          <table:table-cell table:style-name="Table2.A2" office:value-type="string">
            <text:p text:style-name="P23">Opportunities</text:p>
            <text:list xml:id="list40187766" text:continue-numbering="true" text:style-name="L4">
              <text:list-item>
                <text:p text:style-name="P25">All team members learn new skills in project management and Qt</text:p>
              </text:list-item>
              <text:list-item>
                <text:p text:style-name="P25">If Kactus2 becomes popular, the <text:soft-page-break/>dependency analysis tool will be well-known and used by many</text:p>
              </text:list-item>
            </text:list>
          </table:table-cell>
          <table:table-cell table:style-name="Table2.B2" office:value-type="string">
            <text:p text:style-name="P23">Threats</text:p>
            <text:list xml:id="list40188433" text:continue-numbering="true" text:style-name="L4">
              <text:list-item>
                <text:p text:style-name="P25">Joni-Matti has multiple ongoing projects at the moment</text:p>
              </text:list-item>
            </text:list>
          </table:table-cell>
        </table:table-row>
      </table:table>
      <text:p text:style-name="Text_20_body"/>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40185515" text:style-name="L6">
        <text:list-item>
          <text:p text:style-name="P18">The dependency analysis tool is complete and fully integrated with Kactus2</text:p>
        </text:list-item>
        <text:list-item>
          <text:p text:style-name="P18">The final ending date after one month of the end of the course is reached</text:p>
        </text:list-item>
      </text:list>
      <text:p text:style-name="Text_20_body"/>
      <text:p text:style-name="Text_20_body">There shall be a meeting that confirms the ending of the project. The client will take part to the final meeting.</text:p>
      <text:h text:style-name="Heading_20_3" text:outline-level="3"><text:s/><text:tab/>Who Will Accept the Results</text:h>
      <text:p text:style-name="Text_20_body">The results are accepted by the project manager, the client and the teacher of the project work course.</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text:tab/>Expected Credit Units</text:h>
      <text:p text:style-name="Text_20_body">Taking the project size into account, the expected credit units are determined to be XX cp.</text:p>
      <text:p text:style-name="Text_20_body"/>
      <text:h text:style-name="Heading_20_1" text:outline-level="1"><text:s/><text:tab/>References</text:h>
      <text:p text:style-name="Sisennetty_20_teksti"/>
      <text:p text:style-name="Sisennetty_20_teksti"/>
      <text:p text:style-name="Sisennetty_20_teksti"/>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2.501cm" fo:margin-right="0cm" fo:margin-top="0.002cm" fo:margin-bottom="0.00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fo:text-indent="0cm" style:auto-text-indent="false" fo:keep-with-next="always">
        <style:tab-stops>
          <style:tab-stop style:position="2.501cm"/>
        </style:tab-stops>
      </style:paragraph-properties>
      <style:text-properties style:font-name="Arial"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4</text:p>
      </style:header>
      <style:footer>
        <text:p text:style-name="Footer">Modified: <text:modification-date style:data-style-name="N84">2012-10-23</text:modification-date><text:tab/><text:tab/><text:page-number text:select-page="current">18</text:page-number>/<text:page-count style:num-format="1">18</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HYTT dokumenttirunko</dc:title>
    <meta:initial-creator>Markus Makkonen</meta:initial-creator>
    <meta:creation-date>2007-06-27T15:15:40</meta:creation-date>
    <dc:date>2012-10-23T20:06:12.50</dc:date>
    <dc:language>fi-FI</dc:language>
    <meta:editing-cycles>144</meta:editing-cycles>
    <meta:editing-duration>PT4H20M50S</meta:editing-duration>
    <dc:creator>Joni-Matti Määttä</dc:creator>
    <meta:document-statistic meta:table-count="5" meta:image-count="0" meta:object-count="0" meta:page-count="18" meta:paragraph-count="301" meta:word-count="2165" meta:character-count="13463"/>
    <meta:user-defined meta:name="Info 1"/>
    <meta:user-defined meta:name="Info 2"/>
    <meta:user-defined meta:name="Info 3"/>
    <meta:user-defined meta:name="Info 4"/>
  </office:meta>
</office:document-meta>
</file>